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661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1.9264in"/>
    </style:style>
    <style:style style:name="co6" style:family="table-column">
      <style:table-column-properties fo:break-before="auto" style:column-width="2.3398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2.2744in"/>
    </style:style>
    <style:style style:name="co9" style:family="table-column">
      <style:table-column-properties fo:break-before="auto" style:column-width="1.8283in"/>
    </style:style>
    <style:style style:name="co10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1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ffcc"/>
      <style:text-properties style:font-name="Courier New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00">
      <style:table-cell-properties fo:background-color="#e6e6e6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ffcc99"/>
    </style:style>
    <style:style style:name="ce17" style:family="table-cell" style:parent-style-name="Default" style:data-style-name="N100">
      <style:text-properties style:font-name="Courier New"/>
    </style:style>
    <style:style style:name="ce18" style:family="table-cell" style:parent-style-name="Default" style:data-style-name="N100">
      <style:table-cell-properties fo:background-color="#ffcc99"/>
      <style:text-properties style:use-window-font-color="true"/>
    </style:style>
    <style:style style:name="ce19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20" style:family="table-cell" style:parent-style-name="Default" style:data-style-name="N100">
      <style:table-cell-properties fo:background-color="transparent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4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2" table:number-columns-repeated="6"/>
          <table:table-cell table:style-name="ce15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9" table:number-columns-repeated="5"/>
          <table:table-cell table:style-name="ce16"/>
          <table:table-cell table:style-name="ce15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750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120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375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2" table:number-columns-repeated="6"/>
          <table:table-cell table:style-name="ce15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10" table:number-columns-repeated="5"/>
          <table:table-cell table:style-name="ce18"/>
          <table:table-cell table:style-name="ce15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Arduino-mega-Digital IO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Arduino-mega-Digital IO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. Miloh Alexander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 office:value-type="string">
            <text:p>great props to mega2.pdf by pighixxx.com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 office:value-type="string">
            <text:p>note due to possible bug in tragesym, using pinsequence below to match the arduino mega physical layout wasn't working, <text:s/>so user who is generating part <text:s/>must reverse the part (in gschem ctrl-a select all, press 'E' press 'I' ) the part after tragesym generation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11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2" table:number-columns-repeated="6"/>
          <table:table-cell table:style-name="ce15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9" table:number-columns-repeated="5"/>
          <table:table-cell table:style-name="ce16"/>
          <table:table-cell table:style-name="ce15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2">
          <table:table-cell table:style-name="ce4" office:value-type="string">
            <text:p>61</text:p>
          </table:table-cell>
          <table:table-cell table:style-name="ce12" office:value-type="string">
            <text:p>3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l</text:p>
          </table:table-cell>
          <table:table-cell table:number-columns-repeated="2" table:style-name="ce4" office:value-type="string">
            <text:p>5V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80</text:p>
          </table:table-cell>
          <table:table-cell table:style-name="ce12" office:value-type="string">
            <text:p>3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l</text:p>
          </table:table-cell>
          <table:table-cell table:number-columns-repeated="2" table:style-name="ce4" office:value-type="string">
            <text:p>5V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12" office:value-type="string">
            <text:p>3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2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12" office:value-type="string">
            <text:p>3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3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12" office:value-type="string">
            <text:p>3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4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12" office:value-type="string">
            <text:p>3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5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12" office:value-type="string">
            <text:p>3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6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12" office:value-type="string">
            <text:p>2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7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12" office:value-type="string">
            <text:p>2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8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12" office:value-type="string">
            <text:p>2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9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60</text:p>
          </table:table-cell>
          <table:table-cell table:style-name="ce12" office:value-type="string">
            <text:p>2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0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59</text:p>
          </table:table-cell>
          <table:table-cell table:style-name="ce12" office:value-type="string">
            <text:p>2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1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12" office:value-type="string">
            <text:p>2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2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12" office:value-type="string">
            <text:p>2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3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12" office:value-type="string">
            <text:p>2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4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12" office:value-type="string">
            <text:p>2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5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12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6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12" office:value-type="string">
            <text:p>1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7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50</text:p>
          </table:table-cell>
          <table:table-cell table:style-name="ce12" office:value-type="string">
            <text:p>1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8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70</text:p>
          </table:table-cell>
          <table:table-cell table:style-name="ce12" office:value-type="string">
            <text:p>1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4" office:value-type="string">
            <text:p>Digital pin 39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52</text:p>
          </table:table-cell>
          <table:table-cell table:style-name="ce12" office:value-type="string">
            <text:p>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0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51</text:p>
          </table:table-cell>
          <table:table-cell table:style-name="ce12" office:value-type="string">
            <text:p>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1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42</text:p>
          </table:table-cell>
          <table:table-cell table:style-name="ce12" office:value-type="string">
            <text:p>1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2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41</text:p>
          </table:table-cell>
          <table:table-cell table:style-name="ce12" office:value-type="string">
            <text:p>1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3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40</text:p>
          </table:table-cell>
          <table:table-cell table:style-name="ce12" office:value-type="string">
            <text:p>1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4 (PWM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9</text:p>
          </table:table-cell>
          <table:table-cell table:style-name="ce12" office:value-type="string">
            <text:p>1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5 (PWM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8</text:p>
          </table:table-cell>
          <table:table-cell table:style-name="ce12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6 (PWM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7</text:p>
          </table:table-cell>
          <table:table-cell table:style-name="ce12" office:value-type="string">
            <text:p>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7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6</text:p>
          </table:table-cell>
          <table:table-cell table:style-name="ce12" office:value-type="string">
            <text:p>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8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5</text:p>
          </table:table-cell>
          <table:table-cell table:style-name="ce12" office:value-type="string">
            <text:p>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9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22</text:p>
          </table:table-cell>
          <table:table-cell table:style-name="ce12" office:value-type="string">
            <text:p>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50 (MISO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21</text:p>
          </table:table-cell>
          <table:table-cell table:style-name="ce12" office:value-type="string">
            <text:p>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51 (MOSI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20</text:p>
          </table:table-cell>
          <table:table-cell table:style-name="ce12" office:value-type="string">
            <text:p>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52 (SCK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19</text:p>
          </table:table-cell>
          <table:table-cell table:style-name="ce12" office:value-type="string">
            <text:p>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53 (SS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62</text:p>
          </table:table-cell>
          <table:table-cell table:style-name="ce12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r</text:p>
          </table:table-cell>
          <table:table-cell table:number-columns-repeated="2" table:style-name="ce4" office:value-type="string">
            <text:p>GND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81</text:p>
          </table:table-cell>
          <table:table-cell table:style-name="ce12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r</text:p>
          </table:table-cell>
          <table:table-cell table:number-columns-repeated="2" table:style-name="ce4" office:value-type="string">
            <text:p>GND</text:p>
          </table:table-cell>
          <table:table-cell table:style-name="ce20"/>
          <table:table-cell table:style-name="ce17" table:number-columns-repeated="248"/>
        </table:table-row>
        <table:table-row table:style-name="ro2" table:number-rows-repeated="21">
          <table:table-cell table:style-name="ce7"/>
          <table:table-cell table:style-name="ce8" table:number-columns-repeated="5"/>
          <table:table-cell table:style-name="ce17" table:number-columns-repeated="250"/>
        </table:table-row>
        <table:table-row table:style-name="ro2" table:number-rows-repeated="34">
          <table:table-cell table:style-name="ce8" table:number-columns-repeated="6"/>
          <table:table-cell table:style-name="ce17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5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H58:Tabelle1.H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2-01T17:46:01</dc:date>
    <dc:language>de-DE</dc:language>
    <meta:editing-cycles>21</meta:editing-cycles>
    <meta:editing-duration>PT1H32M27S</meta:editing-duration>
    <meta:document-statistic meta:table-count="3" meta:cell-count="333" meta:object-count="0"/>
    <meta:user-defined meta:name="Info 1"/>
    <meta:user-defined meta:name="Info 2"/>
    <meta:user-defined meta:name="Info 3"/>
    <meta:user-defined meta:name="Info 4"/>
  </office:meta>
</office:document-meta>
</file>